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draw:fill="solid" draw:fill-color="#729fcf" draw:opacity="100%" draw:stroke="solid" svg:stroke-width="0.02778in" svg:stroke-color="#3465a4" svg:stroke-opacity="100%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6">
      <style:graphic-properties draw:fill="solid" draw:fill-color="#729fcf" draw:opacity="100%" draw:stroke="solid" svg:stroke-width="0.02778in" svg:stroke-color="#3465a4" svg:stroke-opacity="100%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4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3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1165" draw:master-page-name="Master1-Layout7-blank-Blank" presentation:presentation-page-layout-name="Master1-PPL7" draw:id="Slide-256">
        <draw:frame draw:id="id172" presentation:style-name="a1168" draw:name="Title 1" svg:x="0in" svg:y="2.56024in" svg:width="9.92087in" svg:height="1.38031in" presentation:class="title" presentation:placeholder="false">
          <draw:text-box>
            <text:p text:style-name="a1167" text:class-names="" text:cond-style-name=""><text:span text:style-name="a1166" text:class-names="">AD Connector</text:span></text:p>
          </draw:text-box>
          <svg:title/>
          <svg:desc/>
        </draw:frame>
        <presentation:notes draw:style-name="a1174">
          <draw:frame draw:id="id173" draw:style-name="a1171" draw:name="Slide Number Placeholder 6" svg:x="4.67953in" svg:y="11.10827in" svg:width="3.5878in" svg:height="0.58425in">
            <draw:text-box>
              <text:p text:style-name="a1170" text:class-names="" text:cond-style-name=""><text:span text:style-name="a11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172" draw:name="Slide Image Placeholder 1">
            <svg:title/>
            <svg:desc/>
          </draw:page-thumbnail>
          <draw:frame draw:id="id175" presentation:style-name="a11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1175" draw:master-page-name="Master2-Layout7-blank-Blank" presentation:presentation-page-layout-name="Master2-PPL7" draw:id="Slide-258">
        <draw:frame draw:id="id176" draw:style-name="a1202" draw:name="Text Placeholder 2" svg:x="0.24675in" svg:y="1.09091in" svg:width="10.22529in" svg:height="5.63862in">
          <draw:text-box>
            <text:list text:style-name="a1182">
              <text:list-item>
                <text:p text:style-name="a1181" text:class-names="" text:cond-style-name=""><text:span text:style-name="a1176" text:class-names="">We will connect our on-premise DC with AWS through<text:s text:c="1"/></text:span><text:span text:style-name="a1177" text:class-names="">vpn</text:span><text:span text:style-name="a1178" text:class-names=""><text:s text:c="1"/>as it is cheap compared to direct connect service provided by<text:s text:c="1"/></text:span><text:span text:style-name="a1179" text:class-names="">aws</text:span><text:span text:style-name="a1180" text:class-names="">.</text:span></text:p>
              </text:list-item>
            </text:list>
            <text:p text:style-name="a1184" text:class-names="" text:cond-style-name=""><text:span text:style-name="a1183" text:class-names=""><text:tab/><text:tab/>CDIR = 192.168.1.0/24 (On premises)</text:span></text:p>
            <text:p text:style-name="a1186" text:class-names="" text:cond-style-name=""><text:span text:style-name="a1185" text:class-names=""><text:tab/><text:tab/>CDIR = 172.31.0.0/16 (On cloud)</text:span></text:p>
            <text:list text:style-name="a1191">
              <text:list-item>
                <text:p text:style-name="a1190" text:class-names="" text:cond-style-name=""><text:span text:style-name="a1187" text:class-names="">. We have created custom<text:s text:c="1"/></text:span><text:span text:style-name="a1188" text:class-names="">vpc</text:span><text:span text:style-name="a1189" text:class-names=""><text:s text:c="1"/>for this! We are just assuming that this is our own DC although it is an AWS provided DC!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5" text:class-names="">I have custom<text:s text:c="1"/></text:span><text:span text:style-name="a1196" text:class-names="">vpc</text:span><text:span text:style-name="a1197" text:class-names=""><text:s text:c="1"/>in NV and default<text:s text:c="1"/></text:span><text:span text:style-name="a1198" text:class-names="">vpc</text:span><text:span text:style-name="a1199" text:class-names=""><text:s text:c="1"/>in Ohio region!</text:span></text:p>
              </text:list-item>
            </text:list>
          </draw:text-box>
          <svg:title/>
          <svg:desc/>
        </draw:frame>
      </draw:page>
      <draw:page draw:name="Slide4" draw:style-name="a1203" draw:master-page-name="Master2-Layout7-blank-Blank" presentation:presentation-page-layout-name="Master2-PPL7" draw:id="Slide-259">
        <draw:frame draw:id="id177" draw:style-name="a1256" draw:name="TextBox 2" svg:x="0.27106in" svg:y="1.20536in" svg:width="10.75325in" svg:height="6.56348in">
          <draw:text-box>
            <text:list text:style-name="a1208">
              <text:list-item>
                <text:p text:style-name="a1207" text:class-names="" text:cond-style-name=""><text:span text:style-name="a1204" text:class-names="">We will create EC2 instance in custom<text:s text:c="1"/></text:span><text:span text:style-name="a1205" text:class-names="">vpc</text:span><text:span text:style-name="a1206" text:class-names=""><text:s text:c="1"/>and will call as domain controller. We will also create active directory in that instance!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p text:style-name="a1217" text:class-names="" text:cond-style-name=""><text:span text:style-name="a1212" text:class-names=""><text:tab/><text:tab/>Public<text:s text:c="1"/></text:span><text:span text:style-name="a1213" text:class-names="">ip</text:span><text:span text:style-name="a1214" text:class-names=""><text:s text:c="1"/>:<text:s text:c="1"/></text:span><text:span text:style-name="a1215" text:class-names="">52.90.156.33</text:span><text:span text:style-name="a1216" text:class-names=""/></text:p>
            <text:p text:style-name="a1221" text:class-names="" text:cond-style-name=""><text:span text:style-name="a1218" text:class-names=""><text:tab/><text:tab/>private<text:s text:c="1"/></text:span><text:span text:style-name="a1219" text:class-names="">ip</text:span><text:span text:style-name="a1220" text:class-names="">: 192.168.1.60</text:span></text:p>
            <text:p text:style-name="a1223" text:class-names="" text:cond-style-name=""><text:span text:style-name="a1222" text:class-names=""/></text:p>
            <text:p text:style-name="a1227" text:class-names="" text:cond-style-name=""><text:span text:style-name="a1224" text:class-names="">We also created the ec2 in<text:s text:c="1"/></text:span><text:span text:style-name="a1225" text:class-names="">ohio</text:span><text:span text:style-name="a1226" text:class-names=""><text:s text:c="1"/>region with name cloud-srv-1</text:span></text:p>
            <text:p text:style-name="a1229" text:class-names="" text:cond-style-name=""><text:span text:style-name="a1228" text:class-names=""/></text:p>
            <text:p text:style-name="a1235" text:class-names="" text:cond-style-name=""><text:span text:style-name="a1230" text:class-names=""><text:tab/><text:tab/>Public<text:s text:c="1"/></text:span><text:span text:style-name="a1231" text:class-names="">ip</text:span><text:span text:style-name="a1232" text:class-names=""><text:s text:c="1"/>:<text:s text:c="1"/></text:span><text:span text:style-name="a1233" text:class-names="">18.220.124.172</text:span><text:span text:style-name="a1234" text:class-names=""><text:tab/><text:tab/></text:span></text:p>
            <text:p text:style-name="a1239" text:class-names="" text:cond-style-name=""><text:span text:style-name="a1236" text:class-names=""><text:tab/><text:tab/>private<text:s text:c="1"/></text:span><text:span text:style-name="a1237" text:class-names="">ip</text:span><text:span text:style-name="a1238" text:class-names="">: 172.31.4.16</text:span></text:p>
            <text:p text:style-name="a1241" text:class-names="" text:cond-style-name=""><text:span text:style-name="a1240" text:class-names=""/></text:p>
            <text:p text:style-name="a1245" text:class-names="" text:cond-style-name=""><text:span text:style-name="a1242" text:class-names="">For<text:s text:c="1"/></text:span><text:span text:style-name="a1243" text:class-names="">both of these</text:span><text:span text:style-name="a1244" text:class-names=""><text:s text:c="1"/>ec2 we have choose all traffic allowed in networking!</text:span></text:p>
            <text:p text:style-name="a1247" text:class-names="" text:cond-style-name=""><text:span text:style-name="a1246" text:class-names=""/></text:p>
            <text:p text:style-name="a1249" text:class-names="" text:cond-style-name=""><text:span text:style-name="a1248" text:class-names=""/></text:p>
            <text:list text:style-name="a1252">
              <text:list-item>
                <text:list text:style-name="a1252">
                  <text:list-item>
                    <text:list text:style-name="a1252">
                      <text:list-item>
                        <text:p text:style-name="a1251" text:class-names="" text:cond-style-name=""><text:span text:style-name="a1250" text:class-names=""/></text:p>
                      </text:list-item>
                    </text:list>
                  </text:list-item>
                </text:list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</draw:text-box>
          <svg:title/>
          <svg:desc/>
        </draw:frame>
      </draw:page>
      <draw:page draw:name="Slide5" draw:style-name="a1257" draw:master-page-name="Master2-Layout7-blank-Blank" presentation:presentation-page-layout-name="Master2-PPL7" draw:id="Slide-260">
        <draw:frame draw:id="id178" draw:style-name="a1345" draw:name="TextBox 2" svg:x="0in" svg:y="0.63636in" svg:width="11.02431in" svg:height="6.76543in">
          <draw:text-box>
            <text:p text:style-name="a1259" text:class-names="" text:cond-style-name=""><text:span text:style-name="a1258" text:class-names=""/></text:p>
            <text:p text:style-name="a1261" text:class-names="" text:cond-style-name=""><text:span text:style-name="a1260" text:class-names=""/></text:p>
            <text:p text:style-name="a1263" text:class-names="" text:cond-style-name=""><text:span text:style-name="a1262" text:class-names="">Go to windows defender firewall of both ec2 and turn off the firewall. Now try to ping both machines from command prompt, result no connection!</text:span></text:p>
            <text:p text:style-name="a1265" text:class-names="" text:cond-style-name=""><text:span text:style-name="a1264" text:class-names=""/></text:p>
            <text:p text:style-name="a1267" text:class-names="" text:cond-style-name=""><text:span text:style-name="a1266" text:class-names=""/></text:p>
            <text:p text:style-name="a1281" text:class-names="" text:cond-style-name=""><text:span text:style-name="a1268" text:class-names="">Now</text:span><text:span text:style-name="a1269" text:class-names=""><text:s text:c="1"/></text:span><text:span text:style-name="a1270" text:class-names="">if</text:span><text:span text:style-name="a1271" text:class-names=""><text:s text:c="1"/></text:span><text:span text:style-name="a1272" text:class-names="">we</text:span><text:span text:style-name="a1273" text:class-names=""><text:s text:c="1"/></text:span><text:span text:style-name="a1274" text:class-names="">have</text:span><text:span text:style-name="a1275" text:class-names=""><text:s text:c="1"/></text:span><text:span text:style-name="a1276" text:class-names="">to</text:span><text:span text:style-name="a1277" text:class-names=""><text:s text:c="1"/></text:span><text:span text:style-name="a1278" text:class-names="">connect b/w these two machines we<text:s text:c="1"/></text:span><text:span text:style-name="a1279" text:class-names="">have to</text:span><text:span text:style-name="a1280" text:class-names=""><text:s text:c="1"/>set up VPN (b/w on-premises and cloud)</text:span></text:p>
            <text:p text:style-name="a1283" text:class-names="" text:cond-style-name=""><text:span text:style-name="a1282" text:class-names=""/></text:p>
            <text:p text:style-name="a1289" text:class-names="" text:cond-style-name=""><text:span text:style-name="a1284" text:class-names="">It is diff from peering which was between<text:s text:c="1"/></text:span><text:span text:style-name="a1285" text:class-names="">vpc</text:span><text:span text:style-name="a1286" text:class-names=""><text:s text:c="1"/>to<text:s text:c="1"/></text:span><text:span text:style-name="a1287" text:class-names="">vpc</text:span><text:span text:style-name="a1288" text:class-names="">!</text:span></text:p>
            <text:p text:style-name="a1291" text:class-names="" text:cond-style-name=""><text:span text:style-name="a1290" text:class-names=""/></text:p>
            <text:p text:style-name="a1293" text:class-names="" text:cond-style-name=""><text:span text:style-name="a1292" text:class-names=""/></text:p>
            <text:p text:style-name="a1313" text:class-names="" text:cond-style-name=""><text:span text:style-name="a1294" text:class-names="">For</text:span><text:span text:style-name="a1295" text:class-names=""><text:s text:c="1"/></text:span><text:span text:style-name="a1296" text:class-names="">that</text:span><text:span text:style-name="a1297" text:class-names=""><text:s text:c="1"/></text:span><text:span text:style-name="a1298" text:class-names="">we</text:span><text:span text:style-name="a1299" text:class-names=""><text:s text:c="1"/></text:span><text:span text:style-name="a1300" text:class-names="">have</text:span><text:span text:style-name="a1301" text:class-names=""><text:s text:c="1"/></text:span><text:span text:style-name="a1302" text:class-names="">to</text:span><text:span text:style-name="a1303" text:class-names=""><text:s text:c="1"/></text:span><text:span text:style-name="a1304" text:class-names="">place</text:span><text:span text:style-name="a1305" text:class-names=""><text:s text:c="1"/></text:span><text:span text:style-name="a1306" text:class-names="">firewall</text:span><text:span text:style-name="a1307" text:class-names=""><text:s text:c="1"/></text:span><text:span text:style-name="a1308" text:class-names="">on the on-premises (north Virginia based) <text:s text:c="1"/>in the form of ec2 instance. We will select the<text:s text:c="1"/></text:span><text:span text:style-name="a1309" text:class-names="">fortigate</text:span><text:span text:style-name="a1310" text:class-names=""><text:s text:c="2"/>image and no need to provide the <text:s text:c="1"/>key pair as the password is<text:s text:c="1"/></text:span><text:span text:style-name="a1311" text:class-names="">instanceid</text:span><text:span text:style-name="a1312" text:class-names=""/></text:p>
            <text:p text:style-name="a1315" text:class-names="" text:cond-style-name=""><text:span text:style-name="a1314" text:class-names=""/></text:p>
            <text:p text:style-name="a1321" text:class-names="" text:cond-style-name=""><text:span text:style-name="a1316" text:class-names=""><text:tab/>public<text:s text:c="1"/></text:span><text:span text:style-name="a1317" text:class-names="">ip</text:span><text:span text:style-name="a1318" text:class-names=""><text:s text:c="1"/>:<text:s text:c="1"/></text:span><text:span text:style-name="a1319" text:class-names="">13.218.215.138</text:span><text:span text:style-name="a1320" text:class-names=""/></text:p>
            <text:p text:style-name="a1330" text:class-names="" text:cond-style-name=""><text:span text:style-name="a1322" text:class-names=""><text:tab/></text:span><text:span text:style-name="a1323" text:class-names="">private</text:span><text:span text:style-name="a1324" text:class-names=""><text:s text:c="1"/></text:span><text:span text:style-name="a1325" text:class-names="">ip</text:span><text:span text:style-name="a1326" text:class-names=""><text:s text:c="1"/></text:span><text:span text:style-name="a1327" text:class-names="">:</text:span><text:span text:style-name="a1328" text:class-names=""><text:s text:c="1"/></text:span><text:span text:style-name="a1329" text:class-names="">192.168.1.168</text:span></text:p>
            <text:p text:style-name="a1339" text:class-names="" text:cond-style-name=""><text:span text:style-name="a1331" text:class-names=""><text:tab/></text:span><text:span text:style-name="a1332" text:class-names="">instanceid</text:span><text:span text:style-name="a1333" text:class-names=""><text:s text:c="1"/></text:span><text:span text:style-name="a1334" text:class-names="">(Password)</text:span><text:span text:style-name="a1335" text:class-names=""><text:s text:c="1"/></text:span><text:span text:style-name="a1336" text:class-names="">:</text:span><text:span text:style-name="a1337" text:class-names=""><text:s text:c="1"/></text:span><text:span text:style-name="a1338" text:class-names="">i-0a247d79b024097cb</text:span></text:p>
            <text:p text:style-name="a1341" text:class-names="" text:cond-style-name=""><text:span text:style-name="a1340" text:class-names=""/></text:p>
            <text:p text:style-name="a1344" text:class-names="" text:cond-style-name=""><text:span text:style-name="a1342" text:class-names="">In the On-premises instance (domain controller) we will create active directory from server manager (can point out the restart option).<text:s text:c="1"/></text:span><text:span text:style-name="a1343" text:class-names=""/></text:p>
          </draw:text-box>
          <svg:title/>
          <svg:desc/>
        </draw:frame>
      </draw:page>
      <draw:page draw:name="Slide6" draw:style-name="a1346" draw:master-page-name="Master2-Layout7-blank-Blank" presentation:presentation-page-layout-name="Master2-PPL7" draw:id="Slide-261">
        <draw:frame draw:id="id179" draw:style-name="a1484" draw:name="TextBox 2" svg:x="0.16883in" svg:y="1.03897in" svg:width="10.75325in" svg:height="6.15957in">
          <draw:text-box>
            <text:list text:style-name="a1374">
              <text:list-item>
                <text:p text:style-name="a1373" text:class-names="" text:cond-style-name=""><text:span text:style-name="a1347" text:class-names="">Now</text:span><text:span text:style-name="a1348" text:class-names=""><text:s text:c="1"/></text:span><text:span text:style-name="a1349" text:class-names="">we</text:span><text:span text:style-name="a1350" text:class-names=""><text:s text:c="1"/></text:span><text:span text:style-name="a1351" text:class-names="">have</text:span><text:span text:style-name="a1352" text:class-names=""><text:s text:c="1"/></text:span><text:span text:style-name="a1353" text:class-names="">to</text:span><text:span text:style-name="a1354" text:class-names=""><text:s text:c="1"/></text:span><text:span text:style-name="a1355" text:class-names="">configure</text:span><text:span text:style-name="a1356" text:class-names=""><text:s text:c="1"/></text:span><text:span text:style-name="a1357" text:class-names="">this</text:span><text:span text:style-name="a1358" text:class-names=""><text:s text:c="1"/></text:span><text:span text:style-name="a1359" text:class-names="">active</text:span><text:span text:style-name="a1360" text:class-names=""><text:s text:c="1"/></text:span><text:span text:style-name="a1361" text:class-names="">dir.</text:span><text:span text:style-name="a1362" text:class-names=""><text:s text:c="1"/></text:span><text:span text:style-name="a1363" text:class-names="">And</text:span><text:span text:style-name="a1364" text:class-names=""><text:s text:c="1"/></text:span><text:span text:style-name="a1365" text:class-names="">w</text:span><text:span text:style-name="a1366" text:class-names="">e will provide the domain name (mycompany.in). We<text:s text:c="1"/></text:span><text:span text:style-name="a1367" text:class-names="">have to</text:span><text:span text:style-name="a1368" text:class-names=""><text:s text:c="1"/>install<text:s text:c="1"/></text:span><text:span text:style-name="a1369" text:class-names="">it</text:span><text:span text:style-name="a1370" text:class-names=""><text:s text:c="1"/>and the system will reboot. After reboot we<text:s text:c="1"/></text:span><text:span text:style-name="a1371" text:class-names="">laso</text:span><text:span text:style-name="a1372" text:class-names=""><text:s text:c="1"/>need to turn of the firewall of domain name as well from windows defender firewall.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1" text:class-names="">Now</text:span><text:span text:style-name="a1382" text:class-names=""><text:s text:c="1"/></text:span><text:span text:style-name="a1383" text:class-names="">also<text:s text:c="1"/></text:span><text:span text:style-name="a1384" text:class-names="">have to</text:span><text:span text:style-name="a1385" text:class-names=""><text:s text:c="1"/>install<text:s text:c="1"/></text:span><text:span text:style-name="a1386" text:class-names="">vpg</text:span><text:span text:style-name="a1387" text:class-names=""><text:s text:c="1"/>on cloud (cloud server on<text:s text:c="1"/></text:span><text:span text:style-name="a1388" text:class-names="">ohio</text:span><text:span text:style-name="a1389" text:class-names="">)!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  <text:list text:style-name="a1443">
              <text:list-item>
                <text:p text:style-name="a1442" text:class-names="" text:cond-style-name=""><text:span text:style-name="a1395" text:class-names="">So</text:span><text:span text:style-name="a1396" text:class-names=""><text:s text:c="1"/>we have firewall (customer gateway on the on-premises while<text:s text:c="1"/></text:span><text:span text:style-name="a1397" text:class-names="">vpg</text:span><text:span text:style-name="a1398" text:class-names=""><text:s text:c="1"/>on the cloud. <text:s text:c="1"/>We<text:s text:c="1"/></text:span><text:span text:style-name="a1399" text:class-names="">have to</text:span><text:span text:style-name="a1400" text:class-names=""><text:s text:c="1"/>establish the customer gateway on cloud (OHIO) and we provide firewall instance public</text:span><text:span text:style-name="a1401" text:class-names=""><text:s text:c="1"/></text:span><text:span text:style-name="a1402" text:class-names="">ip</text:span><text:span text:style-name="a1403" text:class-names=""><text:s text:c="1"/></text:span><text:span text:style-name="a1404" text:class-names="">there.</text:span><text:span text:style-name="a1405" text:class-names=""><text:s text:c="1"/></text:span><text:span text:style-name="a1406" text:class-names="">Now</text:span><text:span text:style-name="a1407" text:class-names=""><text:s text:c="1"/></text:span><text:span text:style-name="a1408" text:class-names="">we</text:span><text:span text:style-name="a1409" text:class-names=""><text:s text:c="1"/></text:span><text:span text:style-name="a1410" text:class-names="">also</text:span><text:span text:style-name="a1411" text:class-names=""><text:s text:c="1"/></text:span><text:span text:style-name="a1412" text:class-names="">create</text:span><text:span text:style-name="a1413" text:class-names=""><text:s text:c="1"/></text:span><text:span text:style-name="a1414" text:class-names="">VPG</text:span><text:span text:style-name="a1415" text:class-names=""><text:s text:c="1"/></text:span><text:span text:style-name="a1416" text:class-names="">on</text:span><text:span text:style-name="a1417" text:class-names=""><text:s text:c="1"/></text:span><text:span text:style-name="a1418" text:class-names="">cloud</text:span><text:span text:style-name="a1419" text:class-names=""><text:s text:c="1"/></text:span><text:span text:style-name="a1420" text:class-names="">(OHIO)</text:span><text:span text:style-name="a1421" text:class-names=""><text:s text:c="1"/></text:span><text:span text:style-name="a1422" text:class-names="">.</text:span><text:span text:style-name="a1423" text:class-names=""><text:s text:c="1"/></text:span><text:span text:style-name="a1424" text:class-names="">We</text:span><text:span text:style-name="a1425" text:class-names=""><text:s text:c="1"/></text:span><text:span text:style-name="a1426" text:class-names="">have</text:span><text:span text:style-name="a1427" text:class-names=""><text:s text:c="1"/></text:span><text:span text:style-name="a1428" text:class-names="">to</text:span><text:span text:style-name="a1429" text:class-names=""><text:s text:c="1"/></text:span><text:span text:style-name="a1430" text:class-names="">attch</text:span><text:span text:style-name="a1431" text:class-names=""><text:s text:c="1"/></text:span><text:span text:style-name="a1432" text:class-names="">with</text:span><text:span text:style-name="a1433" text:class-names=""><text:s text:c="1"/></text:span><text:span text:style-name="a1434" text:class-names="">ohio</text:span><text:span text:style-name="a1435" text:class-names=""><text:s text:c="1"/></text:span><text:span text:style-name="a1436" text:class-names="">vps</text:span><text:span text:style-name="a1437" text:class-names=""><text:s text:c="1"/>as well. The connection will be established between these two. We simply put firewall instance<text:s text:c="1"/></text:span><text:span text:style-name="a1438" text:class-names="">ip</text:span><text:span text:style-name="a1439" text:class-names=""><text:s text:c="1"/>on<text:s text:c="1"/></text:span><text:span text:style-name="a1440" text:class-names="">vpg</text:span><text:span text:style-name="a1441" text:class-names="">!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  <text:list text:style-name="a1465">
              <text:list-item>
                <text:p text:style-name="a1464" text:class-names="" text:cond-style-name=""><text:span text:style-name="a1447" text:class-names="">Now in the end we will go to<text:s text:c="1"/></text:span><text:span text:style-name="a1448" text:class-names="">site to site</text:span><text:span text:style-name="a1449" text:class-names=""><text:s text:c="1"/></text:span><text:span text:style-name="a1450" text:class-names="">vpn</text:span><text:span text:style-name="a1451" text:class-names=""><text:s text:c="1"/>connection on<text:s text:c="1"/></text:span><text:span text:style-name="a1452" text:class-names="">ohio</text:span><text:span text:style-name="a1453" text:class-names=""><text:s text:c="1"/>(cloud) and create<text:s text:c="1"/></text:span><text:span text:style-name="a1454" text:class-names="">vpn</text:span><text:span text:style-name="a1455" text:class-names=""><text:s text:c="1"/>connection. Here we will provide customer GW and VPG that we have just built and take static routing option. Now we can select static<text:s text:c="1"/></text:span><text:span text:style-name="a1456" text:class-names="">ip</text:span><text:span text:style-name="a1457" text:class-names=""><text:s text:c="1"/>prefix as 192.168.1.0/24 (on-premise<text:s text:c="1"/></text:span><text:span text:style-name="a1458" text:class-names="">cidr</text:span><text:span text:style-name="a1459" text:class-names="">). Create it. It will be in pending state to some time. From tunnel get the</text:span><text:span text:style-name="a1460" text:class-names=""><text:s text:c="1"/></text:span><text:span text:style-name="a1461" text:class-names="">ips</text:span><text:span text:style-name="a1462" text:class-names="">:</text:span><text:span text:style-name="a1463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/></text:p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p text:style-name="a1470" text:class-names="" text:cond-style-name=""><text:span text:style-name="a1469" text:class-names="">Tunnel1: 3.148.130.39 <text:s text:c="2"/>( Pre-Shared Key: iZ.B0P9q3NL9l9yYS9iSspfbR7UWgWha )</text:span></text:p>
                      </text:list-item>
                    </text:list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list text:style-name="a1474">
                      <text:list-item>
                        <text:p text:style-name="a1473" text:class-names="" text:cond-style-name=""><text:span text:style-name="a1472" text:class-names="">Tunnel2 : 18.224.118.127 <text:s text:c="3"/>(Pre-Shared Key: x8Yj1ezo9O.J2seldrhXOFLC2NjnK4rP )</text:span></text:p>
                      </text:list-item>
                    </text:list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list text:style-name="a1483">
                      <text:list-item>
                        <text:p text:style-name="a1482" text:class-names="" text:cond-style-name=""><text:span text:style-name="a1475" text:class-names=""><text:s text:c="4"/>(Both</text:span><text:span text:style-name="a1476" text:class-names=""><text:s text:c="1"/></text:span><text:span text:style-name="a1477" text:class-names="">are</text:span><text:span text:style-name="a1478" text:class-names=""><text:s text:c="1"/></text:span><text:span text:style-name="a1479" text:class-names="">down</text:span><text:span text:style-name="a1480" text:class-names="">)</text:span><text:span text:style-name="a148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1485" draw:master-page-name="Master2-Layout7-blank-Blank" presentation:presentation-page-layout-name="Master2-PPL7" draw:id="Slide-262">
        <draw:frame draw:id="id180" draw:style-name="a1588" draw:name="TextBox 2" svg:x="0.16883in" svg:y="1.03897in" svg:width="10.75325in" svg:height="5.55371in">
          <draw:text-box>
            <text:list text:style-name="a1494">
              <text:list-item>
                <text:p text:style-name="a1493" text:class-names="" text:cond-style-name=""><text:span text:style-name="a1486" text:class-names="">Now we can open the active<text:s text:c="1"/></text:span><text:span text:style-name="a1487" text:class-names="">dir</text:span><text:span text:style-name="a1488" text:class-names=""><text:s text:c="1"/>from domain controller<text:s text:c="1"/></text:span><text:span text:style-name="a1489" text:class-names="">server</text:span><text:span text:style-name="a1490" text:class-names=""><text:s text:c="1"/>and we can go to users and from there change the password.<text:s text:c="1"/></text:span><text:span text:style-name="a1491" text:class-names="">Unckeck</text:span><text:span text:style-name="a1492" text:class-names=""><text:s text:c="1"/>the user login after every login.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/></text:p>
              </text:list-item>
            </text:list>
            <text:list text:style-name="a1512">
              <text:list-item>
                <text:p text:style-name="a1511" text:class-names="" text:cond-style-name=""><text:span text:style-name="a1498" text:class-names="">Now we<text:s text:c="1"/></text:span><text:span text:style-name="a1499" text:class-names="">have to</text:span><text:span text:style-name="a1500" text:class-names=""><text:s text:c="1"/>configure firewall server (to tackle down tunnels). We will download the firewall config from<text:s text:c="1"/></text:span><text:span text:style-name="a1501" text:class-names="">site to site</text:span><text:span text:style-name="a1502" text:class-names=""><text:s text:c="1"/></text:span><text:span text:style-name="a1503" text:class-names="">vpn</text:span><text:span text:style-name="a1504" text:class-names=""><text:s text:c="1"/>connection in<text:s text:c="1"/></text:span><text:span text:style-name="a1505" text:class-names="">ohio</text:span><text:span text:style-name="a1506" text:class-names=""><text:s text:c="1"/>cloud server.<text:s text:c="1"/></text:span><text:span text:style-name="a1507" text:class-names="">(Download file is</text:span><text:span text:style-name="a1508" text:class-names=""><text:s text:c="1"/></text:span><text:span text:style-name="a1509" text:class-names="">present)</text:span><text:span text:style-name="a1510" text:class-names=""><text:s text:c="1"/>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16" text:class-names="">Now</text:span><text:span text:style-name="a1517" text:class-names=""><text:s text:c="1"/></text:span><text:span text:style-name="a1518" text:class-names="">we just click on the public</text:span><text:span text:style-name="a1519" text:class-names=""><text:s text:c="1"/></text:span><text:span text:style-name="a1520" text:class-names="">ip</text:span><text:span text:style-name="a1521" text:class-names=""><text:s text:c="1"/></text:span><text:span text:style-name="a1522" text:class-names="">of</text:span><text:span text:style-name="a1523" text:class-names=""><text:s text:c="1"/></text:span><text:span text:style-name="a1524" text:class-names="">firewall</text:span><text:span text:style-name="a1525" text:class-names=""><text:s text:c="1"/></text:span><text:span text:style-name="a1526" text:class-names="">instance</text:span><text:span text:style-name="a1527" text:class-names=""><text:s text:c="1"/></text:span><text:span text:style-name="a1528" text:class-names="">and</text:span><text:span text:style-name="a1529" text:class-names=""><text:s text:c="1"/></text:span><text:span text:style-name="a1530" text:class-names="">will</text:span><text:span text:style-name="a1531" text:class-names=""><text:s text:c="1"/></text:span><text:span text:style-name="a1532" text:class-names="">login</text:span><text:span text:style-name="a1533" text:class-names=""><text:s text:c="1"/></text:span><text:span text:style-name="a1534" text:class-names="">using</text:span><text:span text:style-name="a1535" text:class-names=""><text:s text:c="1"/></text:span><text:span text:style-name="a1536" text:class-names="">admin</text:span><text:span text:style-name="a1537" text:class-names=""><text:s text:c="1"/></text:span><text:span text:style-name="a1538" text:class-names="">and</text:span><text:span text:style-name="a1539" text:class-names=""><text:s text:c="1"/></text:span><text:span text:style-name="a1540" text:class-names="">instance id as password! Loged in! Now we can get the machines<text:s text:c="1"/></text:span><text:span text:style-name="a1541" text:class-names="">script</text:span><text:span text:style-name="a1542" text:class-names=""><text:s text:c="1"/>and we will just change the remote-gateway and<text:s text:c="1"/></text:span><text:span text:style-name="a1543" text:class-names="">pkssecret</text:span><text:span text:style-name="a1544" text:class-names=""><text:s text:c="1"/>keys there with the tunnel<text:s text:c="1"/></text:span><text:span text:style-name="a1545" text:class-names="">ips</text:span><text:span text:style-name="a1546" text:class-names=""><text:s text:c="1"/>and pre-shared-keys! Now just take these scripts and run</text:span><text:span text:style-name="a1547" text:class-names=""><text:s text:c="1"/></text:span><text:span text:style-name="a1548" text:class-names="">these</text:span><text:span text:style-name="a1549" text:class-names=""><text:s text:c="1"/></text:span><text:span text:style-name="a1550" text:class-names="">in</text:span><text:span text:style-name="a1551" text:class-names=""><text:s text:c="1"/></text:span><text:span text:style-name="a1552" text:class-names="">the</text:span><text:span text:style-name="a1553" text:class-names=""><text:s text:c="1"/></text:span><text:span text:style-name="a1554" text:class-names="">terminal of firewall session!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/></text:p>
              </text:list-item>
            </text:list>
            <text:list text:style-name="a1570">
              <text:list-item>
                <text:p text:style-name="a1569" text:class-names="" text:cond-style-name=""><text:span text:style-name="a1560" text:class-names="">- Now we can go to route table of<text:s text:c="1"/></text:span><text:span text:style-name="a1561" text:class-names="">ohio</text:span><text:span text:style-name="a1562" text:class-names=""><text:s text:c="1"/>and<text:s text:c="1"/></text:span><text:span text:style-name="a1563" text:class-names="">enaale</text:span><text:span text:style-name="a1564" text:class-names=""><text:s text:c="1"/>the route propagation! Also go to NV and add route as (172.31.0.0/16 <text:s text:c="1"/></text:span><text:span text:style-name="a1565" text:class-names="">ohio</text:span><text:span text:style-name="a1566" text:class-names=""><text:s text:c="1"/></text:span><text:span text:style-name="a1567" text:class-names="">cidr</text:span><text:span text:style-name="a1568" text:class-names="">) and select firewall instance!<text:s text:c="1"/>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74" text:class-names="">We also<text:s text:c="1"/></text:span><text:span text:style-name="a1575" text:class-names="">have to</text:span><text:span text:style-name="a1576" text:class-names=""><text:s text:c="1"/>stop the firewall instance (change source/destination check) from networking tab.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/></text:p>
              </text:list-item>
            </text:list>
            <text:list text:style-name="a1587">
              <text:list-item>
                <text:p text:style-name="a1586" text:class-names="" text:cond-style-name=""><text:span text:style-name="a1582" text:class-names="">Now we will be able to ping both machines [ cloud and on-premises ] by using private<text:s text:c="1"/></text:span><text:span text:style-name="a1583" text:class-names="">ips</text:span><text:span text:style-name="a1584" text:class-names=""><text:s text:c="1"/></text:span><text:span text:style-name="a1585" text:class-names=""/></text:p>
              </text:list-item>
            </text:list>
          </draw:text-box>
          <svg:title/>
          <svg:desc/>
        </draw:frame>
      </draw:page>
      <draw:page draw:name="page2" draw:style-name="a1589" draw:master-page-name="Master2-Layout7-blank-Blank" presentation:presentation-page-layout-name="Master2-PPL7" draw:id="Slide-257">
        <draw:frame draw:id="id181" presentation:style-name="a1592" draw:name="Title 1" svg:x="0.55118in" svg:y="0.32953in" svg:width="9.92087in" svg:height="0.69724in" presentation:class="title" presentation:placeholder="false">
          <draw:text-box>
            <text:p text:style-name="a1591" text:class-names="" text:cond-style-name=""><text:span text:style-name="a1590" text:class-names="">AD Connector</text:span></text:p>
          </draw:text-box>
          <svg:title/>
          <svg:desc/>
        </draw:frame>
        <draw:frame draw:id="id182" presentation:style-name="a1602" draw:name="Text Placeholder 2" svg:x="0.55118in" svg:y="1.93465in" svg:width="9.92087in" svg:height="4.79488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3" text:class-names="">AD Connector is a dual Availability Zone proxy service that connects AWS to your on-premises directory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With AD Connector, you can streamline identity management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There must be a VPN or Direct Connection</text:span></text:p>
              </text:list-item>
            </text:list>
          </draw:text-box>
          <svg:title/>
          <svg:desc/>
        </draw:frame>
        <presentation:notes draw:style-name="a1608">
          <draw:frame draw:id="id183" draw:style-name="a1605" draw:name="Slide Number Placeholder 6" svg:x="4.67953in" svg:y="11.10827in" svg:width="3.5878in" svg:height="0.58425in">
            <draw:text-box>
              <text:p text:style-name="a1604" text:class-names="" text:cond-style-name=""><text:span text:style-name="a160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4" presentation:style-name="a1606" draw:name="Slide Image Placeholder 1">
            <svg:title/>
            <svg:desc/>
          </draw:page-thumbnail>
          <draw:frame draw:id="id185" presentation:style-name="a16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86" draw:style="linear" draw:angle="2700" draw:start-color="#dff2fc" draw:end-color="#009bdd" draw:start-intensity="100%" draw:end-intensity="100%"/>
    <draw:gradient draw:name="a1051" draw:style="linear" draw:angle="2700" draw:start-color="#dff2fc" draw:end-color="#009bdd" draw:start-intensity="100%" draw:end-intensity="100%"/>
    <draw:gradient draw:name="a796" draw:style="linear" draw:angle="2700" draw:start-color="#dff2fc" draw:end-color="#009bdd" draw:start-intensity="100%" draw:end-intensity="100%"/>
    <draw:gradient draw:name="a633" draw:style="linear" draw:angle="2700" draw:start-color="#dff2fc" draw:end-color="#009bdd" draw:start-intensity="100%" draw:end-intensity="100%"/>
    <draw:gradient draw:name="a637" draw:style="linear" draw:angle="2700" draw:start-color="#dff2fc" draw:end-color="#009bdd" draw:start-intensity="100%" draw:end-intensity="100%"/>
    <draw:gradient draw:name="a1002" draw:style="linear" draw:angle="2700" draw:start-color="#dff2fc" draw:end-color="#009bdd" draw:start-intensity="100%" draw:end-intensity="100%"/>
    <draw:gradient draw:name="a1006" draw:style="linear" draw:angle="2700" draw:start-color="#dff2fc" draw:end-color="#009bdd" draw:start-intensity="100%" draw:end-intensity="100%"/>
    <draw:gradient draw:name="a592" draw:style="linear" draw:angle="2700" draw:start-color="#dff2fc" draw:end-color="#009bdd" draw:start-intensity="100%" draw:end-intensity="100%"/>
    <draw:gradient draw:name="a800" draw:style="linear" draw:angle="2700" draw:start-color="#dff2fc" draw:end-color="#009bdd" draw:start-intensity="100%" draw:end-intensity="100%"/>
    <draw:gradient draw:name="a732" draw:style="linear" draw:angle="2700" draw:start-color="#dff2fc" draw:end-color="#009bdd" draw:start-intensity="100%" draw:end-intensity="100%"/>
    <draw:gradient draw:name="a1047" draw:style="linear" draw:angle="2700" draw:start-color="#dff2fc" draw:end-color="#009bdd" draw:start-intensity="100%" draw:end-intensity="100%"/>
    <draw:gradient draw:name="a596" draw:style="linear" draw:angle="2700" draw:start-color="#dff2fc" draw:end-color="#009bdd" draw:start-intensity="100%" draw:end-intensity="100%"/>
    <draw:gradient draw:name="a910" draw:style="linear" draw:angle="2700" draw:start-color="#dff2fc" draw:end-color="#009bdd" draw:start-intensity="100%" draw:end-intensity="100%"/>
    <draw:gradient draw:name="a541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914" draw:style="linear" draw:angle="2700" draw:start-color="#dff2fc" draw:end-color="#009bdd" draw:start-intensity="100%" draw:end-intensity="100%"/>
    <draw:gradient draw:name="a690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728" draw:style="linear" draw:angle="2700" draw:start-color="#dff2fc" draw:end-color="#009bdd" draw:start-intensity="100%" draw:end-intensity="100%"/>
    <draw:gradient draw:name="a872" draw:style="linear" draw:angle="2700" draw:start-color="#dff2fc" draw:end-color="#009bdd" draw:start-intensity="100%" draw:end-intensity="100%"/>
    <draw:gradient draw:name="a537" draw:style="linear" draw:angle="2700" draw:start-color="#dff2fc" draw:end-color="#009bdd" draw:start-intensity="100%" draw:end-intensity="100%"/>
    <draw:gradient draw:name="a876" draw:style="linear" draw:angle="2700" draw:start-color="#dff2fc" draw:end-color="#009bdd" draw:start-intensity="100%" draw:end-intensity="100%"/>
    <draw:gradient draw:name="a945" draw:style="linear" draw:angle="2700" draw:start-color="#dff2fc" draw:end-color="#009bdd" draw:start-intensity="100%" draw:end-intensity="100%"/>
    <draw:gradient draw:name="a949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" style:parent-style-name="Graphics">
      <style:graphic-properties draw:fill="none" fo:clip="rect(0in, 0in, 0in, 0in)" draw:stroke="none" draw:luminance="0%" draw:contrast="0%" draw:image-opacity="100%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none" fo:clip="rect(0in, 0in, 0in, 0in)" draw:stroke="none" draw:luminance="0%" draw:contrast="0%" draw:image-opacity="100%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6">
      <style:graphic-properties draw:fill="none" draw:stroke="none"/>
    </style:style>
    <style:style style:family="drawing-page" style:name="a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5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luminance="0%" draw:contrast="0%" draw:imag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4" style:parent-style-name="Graphics">
      <style:graphic-properties draw:fill="none" fo:clip="rect(0in, 0in, 0in, 0in)" draw:stroke="none" draw:luminance="0%" draw:contrast="0%" draw:image-opacity="100%"/>
    </style:style>
    <style:style style:family="text" style:name="a29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none" draw:stroke="non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gradient" draw:fill-gradient-name="a537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draw:fill="none" draw:stroke="non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fo:wrap-option="wrap" fo:padding-top="0in" fo:padding-bottom="0in" fo:padding-left="0in" fo:padding-right="0in" draw:textarea-vertical-align="middle" draw:textarea-horizontal-align="left" draw:fill="gradient" draw:fill-gradient-name="a541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none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none" draw:stroke="non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middle" draw:textarea-horizontal-align="left" draw:fill="gradient" draw:fill-gradient-name="a633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gradient" draw:fill-gradient-name="a637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in" fo:padding-bottom="0in" fo:padding-left="0in" fo:padding-right="0in" draw:textarea-vertical-align="middle" draw:textarea-horizontal-align="left" draw:fill="gradient" draw:fill-gradient-name="a800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fo:wrap-option="wrap" fo:padding-top="0in" fo:padding-bottom="0in" fo:padding-left="0in" fo:padding-right="0in" draw:textarea-vertical-align="middle" draw:textarea-horizontal-align="left" draw:fill="gradient" draw:fill-gradient-name="a728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572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gradient" draw:fill-gradient-name="a732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non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middle" draw:textarea-horizontal-align="left" draw:fill="gradient" draw:fill-gradient-name="a1002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middle" draw:textarea-horizontal-align="left" draw:fill="gradient" draw:fill-gradient-name="a1006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middle" draw:textarea-horizontal-align="left" draw:fill="gradient" draw:fill-gradient-name="a592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in" fo:padding-bottom="0in" fo:padding-left="0in" fo:padding-right="0in" draw:textarea-vertical-align="middle" draw:textarea-horizontal-align="left" draw:fill="gradient" draw:fill-gradient-name="a596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left" draw:fill="gradient" draw:fill-gradient-name="a910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left" draw:fill="gradient" draw:fill-gradient-name="a914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draw:fill="none" draw:stroke="non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in" fo:padding-bottom="0in" fo:padding-left="0in" fo:padding-right="0in" draw:textarea-vertical-align="middle" draw:textarea-horizontal-align="left" draw:fill="gradient" draw:fill-gradient-name="a686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wrap" fo:padding-top="0in" fo:padding-bottom="0in" fo:padding-left="0in" fo:padding-right="0in" draw:textarea-vertical-align="middle" draw:textarea-horizontal-align="left" draw:fill="gradient" draw:fill-gradient-name="a690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draw:fill="none" draw:stroke="none"/>
    </style:style>
    <style:style style:family="presentation" style:name="a852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 style:parent-style-name="Graphics">
      <style:graphic-properties draw:fill="none" fo:clip="rect(0in, 0in, 0in, 0in)" draw:stroke="none" draw:luminance="0%" draw:contrast="0%" draw:image-opacity="100%"/>
    </style:style>
    <style:style style:family="text" style:name="a8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fo:wrap-option="wrap" fo:padding-top="0in" fo:padding-bottom="0in" fo:padding-left="0in" fo:padding-right="0in" draw:textarea-vertical-align="middle" draw:textarea-horizontal-align="left" draw:fill="gradient" draw:fill-gradient-name="a945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left" draw:fill="gradient" draw:fill-gradient-name="a1047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middle" draw:textarea-horizontal-align="left" draw:fill="gradient" draw:fill-gradient-name="a796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left" draw:fill="gradient" draw:fill-gradient-name="a872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left" draw:fill="gradient" draw:fill-gradient-name="a949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left" draw:fill="gradient" draw:fill-gradient-name="a876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middle" draw:textarea-horizontal-align="left" draw:fill="gradient" draw:fill-gradient-name="a1051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draw:fill="none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2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3" presentation:style-name="a52" draw:name="Title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4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Click to edit Master subtitle style</text:span></text:p>
        </draw:text-box>
        <svg:title/>
        <svg:desc/>
      </draw:frame>
      <draw:frame draw:id="id15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6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7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6" presentation:style-name="a65" draw:name="Slide Image Placeholder 1">
          <svg:title/>
          <svg:desc/>
        </draw:page-thumbnail>
        <draw:frame draw:id="id7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1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8" draw:layer="Master1-bg" draw:style-name="a83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86" draw:name="Title 1" svg:x="0in" svg:y="2.56024in" svg:width="9.92087in" svg:height="1.38031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20" presentation:style-name="a101" draw:name="Content Placeholder 2" svg:x="0.55118in" svg:y="4.43583in" svg:width="9.92087in" svg:height="2.2937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4" draw:name="Date Placeholder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2" presentation:style-name="a107" draw:name="Footer Placeholder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3" presentation:style-name="a110" draw:name="Slide Number Placeholder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6" presentation:style-name="a111" draw:name="Slide Image Placeholder 1">
          <svg:title/>
          <svg:desc/>
        </draw:page-thumbnail>
        <draw:frame draw:id="id7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4" draw:layer="Master1-bg" draw:style-name="a129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32" draw:name="Title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6" presentation:style-name="a136" draw:name="Text Placeholder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</draw:text-box>
        <svg:title/>
        <svg:desc/>
      </draw:frame>
      <draw:frame draw:id="id27" presentation:style-name="a139" draw:name="Date Placeholder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8" presentation:style-name="a142" draw:name="Footer Placeholder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9" presentation:style-name="a145" draw:name="Slide Number Placeholder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6" presentation:style-name="a146" draw:name="Slide Image Placeholder 1">
          <svg:title/>
          <svg:desc/>
        </draw:page-thumbnail>
        <draw:frame draw:id="id7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8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9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1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30" draw:layer="Master1-bg" draw:style-name="a164" draw:name="Pictur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31" presentation:style-name="a167" draw:name="Title 1" svg:x="0in" svg:y="2.56024in" svg:width="9.92087in" svg:height="1.38031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32" presentation:style-name="a182" draw:name="Content Placeholder 2" svg:x="0.55035in" svg:y="4.43576in" svg:width="4.87674in" svg:height="2.2934in" presentation:class="object" presentation:placeholder="false">
        <draw:text-box>
          <text:p text:style-name="a169" text:class-names="" text:cond-style-name=""><text:span text:style-name="a168" text:class-names="">Click to 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7" draw:name="Content Placeholder 3" svg:x="5.59375in" svg:y="4.43576in" svg:width="4.87847in" svg:height="2.2934in" presentation:class="object" presentation:placeholder="false">
        <draw:text-box>
          <text:p text:style-name="a184" text:class-names="" text:cond-style-name=""><text:span text:style-name="a183" text:class-names="">Click to edit Master text styles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0" draw:name="Date Placeholder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5" presentation:style-name="a203" draw:name="Footer Placeholder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6" presentation:style-name="a206" draw:name="Slide Number Placeholder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21063in" svg:y="0.88858in" svg:width="5.84567in" svg:height="4.38425in" presentation:class="page" draw:id="id6" presentation:style-name="a207" draw:name="Slide Image Placeholder 1">
          <svg:title/>
          <svg:desc/>
        </draw:page-thumbnail>
        <draw:frame draw:id="id7" presentation:style-name="a210" draw:name="Notes Placeholder 2" svg:x="0.82677in" svg:y="5.55394in" svg:width="6.61378in" svg:height="5.26142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8" presentation:style-name="a213" draw:name="Header Placeholder 3" svg:x="0in" svg:y="0in" svg:width="3.5878in" svg:height="0.5842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9" presentation:style-name="a216" draw:name="Date Placeholder 4" svg:x="4.67953in" svg:y="0in" svg:width="3.5878in" svg:height="0.58425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0" presentation:style-name="a219" draw:name="Footer Placeholder 5" svg:x="0in" svg:y="11.10827in" svg:width="3.5878in" svg:height="0.58425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1" presentation:style-name="a222" draw:name="Slide Number Placeholder 6" svg:x="4.67953in" svg:y="11.10827in" svg:width="3.5878in" svg:height="0.58425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4">
      <draw:frame draw:id="id37" draw:layer="Master1-bg" draw:style-name="a225" draw:name="Picture 9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38" presentation:style-name="a228" draw:name="Title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39" presentation:style-name="a232" draw:name="Text Placeholder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40" presentation:style-name="a247" draw:name="Content Placeholder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Click to edit Master text styles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1" draw:name="Text Placeholder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42" presentation:style-name="a266" draw:name="Content Placeholder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Click to edit Master text styles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9" draw:name="Date Placeholder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4" presentation:style-name="a272" draw:name="Footer Placeholder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5" presentation:style-name="a275" draw:name="Slide Number Placeholder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21063in" svg:y="0.88858in" svg:width="5.84567in" svg:height="4.38425in" presentation:class="page" draw:id="id6" presentation:style-name="a276" draw:name="Slide Image Placeholder 1">
          <svg:title/>
          <svg:desc/>
        </draw:page-thumbnail>
        <draw:frame draw:id="id7" presentation:style-name="a279" draw:name="Notes Placeholder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Header Placeholder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Date Placeholder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Footer Placeholder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1" presentation:style-name="a291" draw:name="Slide Number Placeholder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3">
      <draw:frame draw:id="id46" draw:layer="Master1-bg" draw:style-name="a294" draw:name="Picture 5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47" presentation:style-name="a297" draw:name="Title 1" svg:x="0in" svg:y="2.56024in" svg:width="9.92087in" svg:height="1.38031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48" presentation:style-name="a300" draw:name="Date Placeholder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9" presentation:style-name="a303" draw:name="Footer Placeholder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0" presentation:style-name="a306" draw:name="Slide Number Placeholder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21063in" svg:y="0.88858in" svg:width="5.84567in" svg:height="4.38425in" presentation:class="page" draw:id="id6" presentation:style-name="a307" draw:name="Slide Image Placeholder 1">
          <svg:title/>
          <svg:desc/>
        </draw:page-thumbnail>
        <draw:frame draw:id="id7" presentation:style-name="a310" draw:name="Notes Placeholder 2" svg:x="0.82677in" svg:y="5.55394in" svg:width="6.61378in" svg:height="5.26142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3" draw:name="Header Placeholder 3" svg:x="0in" svg:y="0in" svg:width="3.5878in" svg:height="0.58425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9" presentation:style-name="a316" draw:name="Date Placeholder 4" svg:x="4.67953in" svg:y="0in" svg:width="3.5878in" svg:height="0.58425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Footer Placeholder 5" svg:x="0in" svg:y="11.10827in" svg:width="3.5878in" svg:height="0.58425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67953in" svg:y="11.10827in" svg:width="3.5878in" svg:height="0.58425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4">
      <draw:frame draw:id="id51" draw:layer="Master1-bg" draw:style-name="a325" draw:name="Picture 4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52" presentation:style-name="a328" draw:name="Date Placeholder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53" presentation:style-name="a331" draw:name="Footer Placeholder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54" presentation:style-name="a334" draw:name="Slide Number Placeholder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21063in" svg:y="0.88858in" svg:width="5.84567in" svg:height="4.38425in" presentation:class="page" draw:id="id6" presentation:style-name="a335" draw:name="Slide Image Placeholder 1">
          <svg:title/>
          <svg:desc/>
        </draw:page-thumbnail>
        <draw:frame draw:id="id7" presentation:style-name="a338" draw:name="Notes Placeholder 2" svg:x="0.82677in" svg:y="5.55394in" svg:width="6.61378in" svg:height="5.26142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1" draw:name="Header Placeholder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4" draw:name="Date Placeholder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7" draw:name="Footer Placeholder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1" presentation:style-name="a350" draw:name="Slide Number Placeholder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2">
      <draw:frame draw:id="id55" draw:layer="Master1-bg" draw:style-name="a353" draw:name="Pictur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56" presentation:style-name="a356" draw:name="Title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57" presentation:style-name="a371" draw:name="Content Placeholder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Click to edit Master text styles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5" draw:name="Text Placeholder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59" presentation:style-name="a378" draw:name="Date Placeholder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0" presentation:style-name="a381" draw:name="Footer Placeholder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61" presentation:style-name="a384" draw:name="Slide Number Placeholder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21063in" svg:y="0.88858in" svg:width="5.84567in" svg:height="4.38425in" presentation:class="page" draw:id="id6" presentation:style-name="a385" draw:name="Slide Image Placeholder 1">
          <svg:title/>
          <svg:desc/>
        </draw:page-thumbnail>
        <draw:frame draw:id="id7" presentation:style-name="a388" draw:name="Notes Placeholder 2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8" presentation:style-name="a391" draw:name="Header Placeholder 3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Date Placeholder 4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0" presentation:style-name="a397" draw:name="Footer Placeholder 5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1" presentation:style-name="a400" draw:name="Slide Number Placeholder 6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2">
      <draw:frame draw:id="id62" draw:layer="Master1-bg" draw:style-name="a403" draw:name="Pictur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63" presentation:style-name="a406" draw:name="Title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Click to edit Master title style</text:span></text:p>
        </draw:text-box>
        <svg:title/>
        <svg:desc/>
      </draw:frame>
      <draw:frame draw:id="id64" presentation:style-name="a409" draw:name="Picture Placeholder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5" presentation:style-name="a413" draw:name="Text Placeholder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66" presentation:style-name="a416" draw:name="Date Placeholder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7" presentation:style-name="a419" draw:name="Footer Placeholder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68" presentation:style-name="a422" draw:name="Slide Number Placeholder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6" presentation:style-name="a423" draw:name="Slide Image Placeholder 1">
          <svg:title/>
          <svg:desc/>
        </draw:page-thumbnail>
        <draw:frame draw:id="id7" presentation:style-name="a426" draw:name="Notes Placehold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8" presentation:style-name="a429" draw:name="Header Placehold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9" presentation:style-name="a432" draw:name="Date Placehold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0" presentation:style-name="a435" draw:name="Footer Placehold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1" presentation:style-name="a438" draw:name="Slide Number Placehold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0">
      <draw:frame draw:id="id69" draw:layer="Master1-bg" draw:style-name="a441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70" presentation:style-name="a444" draw:name="Title 1" svg:x="0in" svg:y="2.56024in" svg:width="9.92087in" svg:height="1.38031in" presentation:class="title" presentation:placeholder="false">
        <draw:text-box>
          <text:p text:style-name="a443" text:class-names="" text:cond-style-name=""><text:span text:style-name="a442" text:class-names="">Click to edit Master title style</text:span></text:p>
        </draw:text-box>
        <svg:title/>
        <svg:desc/>
      </draw:frame>
      <draw:frame draw:id="id71" presentation:style-name="a460" draw:name="Vertical Text Placeholder 2" svg:x="0.55118in" svg:y="4.43583in" svg:width="9.92087in" svg:height="2.2937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ck to edit Master text styles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cond le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hird le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63" draw:name="Date Placeholder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73" presentation:style-name="a466" draw:name="Footer Placeholder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74" presentation:style-name="a469" draw:name="Slide Number Placeholder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21063in" svg:y="0.88858in" svg:width="5.84567in" svg:height="4.38425in" presentation:class="page" draw:id="id6" presentation:style-name="a470" draw:name="Slide Image Placeholder 1">
          <svg:title/>
          <svg:desc/>
        </draw:page-thumbnail>
        <draw:frame draw:id="id7" presentation:style-name="a473" draw:name="Notes Placeholder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6" draw:name="Header Placeholder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9" presentation:style-name="a479" draw:name="Date Placeholder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0" presentation:style-name="a482" draw:name="Footer Placeholder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87">
      <draw:frame draw:id="id75" draw:layer="Master1-bg" draw:style-name="a488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76" presentation:style-name="a491" draw:name="Vertical Title 1" svg:x="7.85417in" svg:y="2.56076in" svg:width="2.61806in" svg:height="4.1684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77" presentation:style-name="a507" draw:name="Vertical Text Placeholder 2" svg:x="0in" svg:y="2.56076in" svg:width="7.6875in" svg:height="4.1684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ck to edit Master text styles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cond le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hird le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10" draw:name="Date Placeholder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79" presentation:style-name="a513" draw:name="Footer Placeholder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80" presentation:style-name="a516" draw:name="Slide Number Placeholder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21063in" svg:y="0.88858in" svg:width="5.84567in" svg:height="4.38425in" presentation:class="page" draw:id="id6" presentation:style-name="a517" draw:name="Slide Image Placeholder 1">
          <svg:title/>
          <svg:desc/>
        </draw:page-thumbnail>
        <draw:frame draw:id="id7" presentation:style-name="a520" draw:name="Notes Placeholder 2" svg:x="0.82677in" svg:y="5.55394in" svg:width="6.61378in" svg:height="5.26142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8" presentation:style-name="a523" draw:name="Header Placeholder 3" svg:x="0in" svg:y="0in" svg:width="3.5878in" svg:height="0.5842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9" presentation:style-name="a526" draw:name="Date Placeholder 4" svg:x="4.67953in" svg:y="0in" svg:width="3.5878in" svg:height="0.5842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Footer Placeholder 5" svg:x="0in" svg:y="11.10827in" svg:width="3.5878in" svg:height="0.5842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1" presentation:style-name="a532" draw:name="Slide Number Placeholder 6" svg:x="4.67953in" svg:y="11.10827in" svg:width="3.5878in" svg:height="0.5842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34">
      <draw:custom-shape svg:x="0in" svg:y="0in" svg:width="11.02008in" svg:height="1.02992in" draw:id="id81" draw:style-name="a538" draw:name="Freeform: Shape 1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2" draw:style-name="a542" draw:name="Freeform: Shape 2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45" draw:name="Title Placeholder 3" svg:x="0.55118in" svg:y="0.32953in" svg:width="9.92087in" svg:height="0.69724in" presentation:class="titl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84" presentation:style-name="a562" draw:name="Text Placeholder 4" svg:x="0.55118in" svg:y="1.93465in" svg:width="9.92087in" svg:height="4.79488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Second level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Third level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8" text:class-names="">Fifth level</text:span><text:span text:style-name="a5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65" draw:name="Date Placeholder 5" svg:x="0.55118in" svg:y="7.53189in" svg:width="2.56811in" svg:height="0.57008in" presentation:class="date-time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86" presentation:style-name="a568" draw:name="Footer Placeholder 6" svg:x="3.77008in" svg:y="7.53189in" svg:width="3.49409in" svg:height="0.57008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87" presentation:style-name="a571" draw:name="Slide Number Placeholder 7" svg:x="7.90394in" svg:y="7.53189in" svg:width="2.56811in" svg:height="0.57008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Slide Image Placeholder 1">
          <svg:title/>
          <svg:desc/>
        </draw:page-thumbnail>
        <draw:frame draw:id="id7" presentation:style-name="a575" draw:name="Notes Placeholder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Header Placeholder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Date Placeholder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Footer Placeholder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Slide Number Placeholder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89">
      <draw:custom-shape svg:x="0in" svg:y="0in" svg:width="11.02008in" svg:height="1.02992in" draw:id="id88" draw:layer="Master2-bg" draw:style-name="a593" draw:name="Freeform: Shape 6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9" draw:layer="Master2-bg" draw:style-name="a597" draw:name="Freeform: Shape 7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00" draw:name="Title 1" svg:x="1.37847in" svg:y="1.35243in" svg:width="8.26736in" svg:height="2.87847in" presentation:class="title" presentation:placeholder="false">
        <draw:text-box>
          <text:p text:style-name="a599" text:class-names="" text:cond-style-name=""><text:span text:style-name="a598" text:class-names="">Click to edit Master title style</text:span></text:p>
        </draw:text-box>
        <svg:title/>
        <svg:desc/>
      </draw:frame>
      <draw:frame draw:id="id91" presentation:style-name="a603" draw:name="Subtitle 2" svg:x="1.37847in" svg:y="4.34201in" svg:width="8.26736in" svg:height="1.99653in" presentation:class="subtitle" presentation:placeholder="false">
        <draw:text-box>
          <text:p text:style-name="a602" text:class-names="" text:cond-style-name=""><text:span text:style-name="a601" text:class-names="">Click to edit Master subtitle style</text:span></text:p>
        </draw:text-box>
        <svg:title/>
        <svg:desc/>
      </draw:frame>
      <draw:frame draw:id="id92" presentation:style-name="a606" draw:name="Date Placeholder 3" svg:x="0.55118in" svg:y="7.53189in" svg:width="2.56811in" svg:height="0.57008in" presentation:class="date-tim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93" presentation:style-name="a609" draw:name="Footer Placeholder 4" svg:x="3.77008in" svg:y="7.53189in" svg:width="3.49409in" svg:height="0.57008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94" presentation:style-name="a612" draw:name="Slide Number Placeholder 5" svg:x="7.90394in" svg:y="7.53189in" svg:width="2.56811in" svg:height="0.57008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29">
        <draw:page-thumbnail svg:x="1.21063in" svg:y="0.88858in" svg:width="5.84567in" svg:height="4.38425in" presentation:class="page" draw:id="id6" presentation:style-name="a613" draw:name="Slide Image Placeholder 1">
          <svg:title/>
          <svg:desc/>
        </draw:page-thumbnail>
        <draw:frame draw:id="id7" presentation:style-name="a616" draw:name="Notes Placeholder 2" svg:x="0.82677in" svg:y="5.55394in" svg:width="6.61378in" svg:height="5.26142in" presentation:class="notes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8" presentation:style-name="a619" draw:name="Header Placeholder 3" svg:x="0in" svg:y="0in" svg:width="3.5878in" svg:height="0.5842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9" presentation:style-name="a622" draw:name="Date Placeholder 4" svg:x="4.67953in" svg:y="0in" svg:width="3.5878in" svg:height="0.58425in" presentation:class="date-time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0" presentation:style-name="a625" draw:name="Footer Placeholder 5" svg:x="0in" svg:y="11.10827in" svg:width="3.5878in" svg:height="0.5842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1" presentation:style-name="a628" draw:name="Slide Number Placeholder 6" svg:x="4.67953in" svg:y="11.10827in" svg:width="3.5878in" svg:height="0.5842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0">
      <draw:custom-shape svg:x="0in" svg:y="0in" svg:width="11.02008in" svg:height="1.02992in" draw:id="id95" draw:layer="Master2-bg" draw:style-name="a634" draw:name="Freeform: Shape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96" draw:layer="Master2-bg" draw:style-name="a638" draw:name="Freeform: Shape 7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41" draw:name="Title 1" svg:x="0.55118in" svg:y="0.32953in" svg:width="9.92087in" svg:height="0.69724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98" presentation:style-name="a656" draw:name="Content Placeholder 2" svg:x="0.55118in" svg:y="1.93465in" svg:width="9.92087in" svg:height="4.79488in" presentation:class="object" presentation:placeholder="false">
        <draw:text-box>
          <text:p text:style-name="a643" text:class-names="" text:cond-style-name=""><text:span text:style-name="a642" text:class-names="">Click to edit Master text styles</text:span></text:p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59" draw:name="Date Placeholder 3" svg:x="0.55118in" svg:y="7.53189in" svg:width="2.56811in" svg:height="0.57008in" presentation:class="date-time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00" presentation:style-name="a662" draw:name="Footer Placeholder 4" svg:x="3.77008in" svg:y="7.53189in" svg:width="3.49409in" svg:height="0.57008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101" presentation:style-name="a665" draw:name="Slide Number Placeholder 5" svg:x="7.90394in" svg:y="7.53189in" svg:width="2.56811in" svg:height="0.57008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6" presentation:style-name="a666" draw:name="Slide Image Placeholder 1">
          <svg:title/>
          <svg:desc/>
        </draw:page-thumbnail>
        <draw:frame draw:id="id7" presentation:style-name="a669" draw:name="Notes Placeholder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Header Placeholder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Date Placeholder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Footer Placeholder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1" presentation:style-name="a681" draw:name="Slide Number Placeholder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3">
      <draw:custom-shape svg:x="0in" svg:y="0in" svg:width="11.02008in" svg:height="1.02992in" draw:id="id102" draw:layer="Master2-bg" draw:style-name="a687" draw:name="Freeform: Shape 6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03" draw:layer="Master2-bg" draw:style-name="a691" draw:name="Freeform: Shape 7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694" draw:name="Title 1" svg:x="0.75174in" svg:y="2.06076in" svg:width="9.50868in" svg:height="3.4392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05" presentation:style-name="a698" draw:name="Text Placeholder 2" svg:x="0.75174in" svg:y="5.53299in" svg:width="9.50868in" svg:height="1.80729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</draw:text-box>
        <svg:title/>
        <svg:desc/>
      </draw:frame>
      <draw:frame draw:id="id106" presentation:style-name="a701" draw:name="Date Placeholder 3" svg:x="0.55118in" svg:y="7.53189in" svg:width="2.56811in" svg:height="0.57008in" presentation:class="date-tim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107" presentation:style-name="a704" draw:name="Footer Placeholder 4" svg:x="3.77008in" svg:y="7.53189in" svg:width="3.49409in" svg:height="0.57008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08" presentation:style-name="a707" draw:name="Slide Number Placeholder 5" svg:x="7.90394in" svg:y="7.53189in" svg:width="2.56811in" svg:height="0.57008in" presentation:class="page-number" presentation:placeholder="false">
        <draw:text-box>
          <text:p text:style-name="a706" text:class-names="" text:cond-style-name=""><text:span text:style-name="a705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page-thumbnail svg:x="1.21063in" svg:y="0.88858in" svg:width="5.84567in" svg:height="4.38425in" presentation:class="page" draw:id="id6" presentation:style-name="a708" draw:name="Slide Image Placeholder 1">
          <svg:title/>
          <svg:desc/>
        </draw:page-thumbnail>
        <draw:frame draw:id="id7" presentation:style-name="a711" draw:name="Notes Placeholder 2" svg:x="0.82677in" svg:y="5.55394in" svg:width="6.61378in" svg:height="5.26142in" presentation:class="notes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8" presentation:style-name="a714" draw:name="Header Placeholder 3" svg:x="0in" svg:y="0in" svg:width="3.5878in" svg:height="0.58425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9" presentation:style-name="a717" draw:name="Date Placeholder 4" svg:x="4.67953in" svg:y="0in" svg:width="3.5878in" svg:height="0.58425in" presentation:class="date-time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Footer Placeholder 5" svg:x="0in" svg:y="11.10827in" svg:width="3.5878in" svg:height="0.58425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1" presentation:style-name="a723" draw:name="Slide Number Placeholder 6" svg:x="4.67953in" svg:y="11.10827in" svg:width="3.5878in" svg:height="0.58425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5">
      <draw:custom-shape svg:x="0in" svg:y="0in" svg:width="11.02008in" svg:height="1.02992in" draw:id="id109" draw:layer="Master2-bg" draw:style-name="a729" draw:name="Freeform: Shape 7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0" draw:layer="Master2-bg" draw:style-name="a733" draw:name="Freeform: Shape 8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36" draw:name="Title 1" svg:x="0.55118in" svg:y="0.32953in" svg:width="9.92087in" svg:height="0.69724in" presentation:class="title" presentation:placeholder="false">
        <draw:text-box>
          <text:p text:style-name="a735" text:class-names="" text:cond-style-name=""><text:span text:style-name="a734" text:class-names="">Click to edit Master title style</text:span></text:p>
        </draw:text-box>
        <svg:title/>
        <svg:desc/>
      </draw:frame>
      <draw:frame draw:id="id112" presentation:style-name="a751" draw:name="Content Placeholder 2" svg:x="0.55035in" svg:y="1.93403in" svg:width="4.87674in" svg:height="4.79514in" presentation:class="object" presentation:placeholder="false">
        <draw:text-box>
          <text:p text:style-name="a738" text:class-names="" text:cond-style-name=""><text:span text:style-name="a737" text:class-names="">Click to edit Master text styles</text:span></text:p>
          <text:list text:style-name="a741">
            <text:list-item>
              <text:list text:style-name="a741">
                <text:list-item>
                  <text:p text:style-name="a740" text:class-names="" text:cond-style-name=""><text:span text:style-name="a739" text:class-names="">Second level</text:span></text:p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p text:style-name="a743" text:class-names="" text:cond-style-name=""><text:span text:style-name="a742" text:class-names="">Third level</text:span></text:p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p text:style-name="a746" text:class-names="" text:cond-style-name=""><text:span text:style-name="a7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list text:style-name="a750">
                            <text:list-item>
                              <text:p text:style-name="a749" text:class-names="" text:cond-style-name=""><text:span text:style-name="a7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66" draw:name="Content Placeholder 3" svg:x="5.59375in" svg:y="1.93403in" svg:width="4.87847in" svg:height="4.79514in" presentation:class="object" presentation:placeholder="false">
        <draw:text-box>
          <text:p text:style-name="a753" text:class-names="" text:cond-style-name=""><text:span text:style-name="a752" text:class-names="">Click to edit Master text styles</text:span></text:p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Second level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Third level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69" draw:name="Date Placeholder 4" svg:x="0.55118in" svg:y="7.53189in" svg:width="2.56811in" svg:height="0.57008in" presentation:class="date-time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115" presentation:style-name="a772" draw:name="Footer Placeholder 5" svg:x="3.77008in" svg:y="7.53189in" svg:width="3.49409in" svg:height="0.57008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16" presentation:style-name="a775" draw:name="Slide Number Placeholder 6" svg:x="7.90394in" svg:y="7.53189in" svg:width="2.56811in" svg:height="0.57008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presentation:notes style:page-layout-name="pageLayout2" draw:style-name="a792">
        <draw:page-thumbnail svg:x="1.21063in" svg:y="0.88858in" svg:width="5.84567in" svg:height="4.38425in" presentation:class="page" draw:id="id6" presentation:style-name="a776" draw:name="Slide Image Placeholder 1">
          <svg:title/>
          <svg:desc/>
        </draw:page-thumbnail>
        <draw:frame draw:id="id7" presentation:style-name="a779" draw:name="Notes Placeholder 2" svg:x="0.82677in" svg:y="5.55394in" svg:width="6.61378in" svg:height="5.26142in" presentation:class="notes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8" presentation:style-name="a782" draw:name="Header Placeholder 3" svg:x="0in" svg:y="0in" svg:width="3.5878in" svg:height="0.58425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9" presentation:style-name="a785" draw:name="Date Placeholder 4" svg:x="4.67953in" svg:y="0in" svg:width="3.5878in" svg:height="0.58425in" presentation:class="date-time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0" presentation:style-name="a788" draw:name="Footer Placeholder 5" svg:x="0in" svg:y="11.10827in" svg:width="3.5878in" svg:height="0.58425in" presentation:class="foot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1" presentation:style-name="a791" draw:name="Slide Number Placeholder 6" svg:x="4.67953in" svg:y="11.10827in" svg:width="3.5878in" svg:height="0.58425in" presentation:class="page-number" presentation:placeholder="false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93">
      <draw:custom-shape svg:x="0in" svg:y="0in" svg:width="11.02008in" svg:height="1.02992in" draw:id="id117" draw:layer="Master2-bg" draw:style-name="a797" draw:name="Freeform: Shape 9">
        <svg:title/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8" draw:layer="Master2-bg" draw:style-name="a801" draw:name="Freeform: Shape 10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04" draw:name="Title 1" svg:x="0.75868in" svg:y="0.44097in" svg:width="9.50868in" svg:height="1.59722in" presentation:class="title" presentation:placeholder="false">
        <draw:text-box>
          <text:p text:style-name="a803" text:class-names="" text:cond-style-name=""><text:span text:style-name="a802" text:class-names="">Click to edit Master title style</text:span></text:p>
        </draw:text-box>
        <svg:title/>
        <svg:desc/>
      </draw:frame>
      <draw:frame draw:id="id120" presentation:style-name="a808" draw:name="Text Placeholder 2" svg:x="0.75868in" svg:y="2.02604in" svg:width="4.66493in" svg:height="0.99306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ck to edit Master text styles</text:span></text:p>
            </text:list-item>
          </text:list>
        </draw:text-box>
        <svg:title/>
        <svg:desc/>
      </draw:frame>
      <draw:frame draw:id="id121" presentation:style-name="a823" draw:name="Content Placeholder 3" svg:x="0.75868in" svg:y="3.0191in" svg:width="4.66493in" svg:height="4.44271in" presentation:class="object" presentation:placeholder="false">
        <draw:text-box>
          <text:p text:style-name="a810" text:class-names="" text:cond-style-name=""><text:span text:style-name="a809" text:class-names="">Click to edit Master text styles</text:span></text:p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cond le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hird le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27" draw:name="Text Placeholder 4" svg:x="5.5816in" svg:y="2.02604in" svg:width="4.68576in" svg:height="0.99306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/text:span></text:p>
            </text:list-item>
          </text:list>
        </draw:text-box>
        <svg:title/>
        <svg:desc/>
      </draw:frame>
      <draw:frame draw:id="id123" presentation:style-name="a842" draw:name="Content Placeholder 5" svg:x="5.5816in" svg:y="3.0191in" svg:width="4.68576in" svg:height="4.44271in" presentation:class="object" presentation:placeholder="false">
        <draw:text-box>
          <text:p text:style-name="a829" text:class-names="" text:cond-style-name=""><text:span text:style-name="a828" text:class-names="">Click to edit Master text styles</text:span></text:p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45" draw:name="Date Placeholder 6" svg:x="0.55118in" svg:y="7.53189in" svg:width="2.56811in" svg:height="0.57008in" presentation:class="date-time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draw:frame draw:id="id125" presentation:style-name="a848" draw:name="Footer Placeholder 7" svg:x="3.77008in" svg:y="7.53189in" svg:width="3.49409in" svg:height="0.57008in" presentation:class="footer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26" presentation:style-name="a851" draw:name="Slide Number Placeholder 8" svg:x="7.90394in" svg:y="7.53189in" svg:width="2.56811in" svg:height="0.57008in" presentation:class="page-number" presentation:placeholder="false">
        <draw:text-box>
          <text:p text:style-name="a850" text:class-names="" text:cond-style-name=""><text:span text:style-name="a849" text:class-names=""><text:page-number style:num-format="1" text:fixed="false"/></text:span></text:p>
        </draw:text-box>
        <svg:title/>
        <svg:desc/>
      </draw:frame>
      <presentation:notes style:page-layout-name="pageLayout2" draw:style-name="a868">
        <draw:page-thumbnail svg:x="1.21063in" svg:y="0.88858in" svg:width="5.84567in" svg:height="4.38425in" presentation:class="page" draw:id="id6" presentation:style-name="a852" draw:name="Slide Image Placeholder 1">
          <svg:title/>
          <svg:desc/>
        </draw:page-thumbnail>
        <draw:frame draw:id="id7" presentation:style-name="a855" draw:name="Notes Placeholder 2" svg:x="0.82677in" svg:y="5.55394in" svg:width="6.61378in" svg:height="5.26142in" presentation:class="notes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8" presentation:style-name="a858" draw:name="Header Placeholder 3" svg:x="0in" svg:y="0in" svg:width="3.5878in" svg:height="0.58425in" presentation:class="head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9" presentation:style-name="a861" draw:name="Date Placeholder 4" svg:x="4.67953in" svg:y="0in" svg:width="3.5878in" svg:height="0.58425in" presentation:class="date-time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0" presentation:style-name="a864" draw:name="Footer Placeholder 5" svg:x="0in" svg:y="11.10827in" svg:width="3.5878in" svg:height="0.58425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1" presentation:style-name="a867" draw:name="Slide Number Placeholder 6" svg:x="4.67953in" svg:y="11.10827in" svg:width="3.5878in" svg:height="0.58425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69">
      <draw:custom-shape svg:x="0in" svg:y="0in" svg:width="11.02008in" svg:height="1.02992in" draw:id="id127" draw:layer="Master2-bg" draw:style-name="a873" draw:name="Freeform: Shape 5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28" draw:layer="Master2-bg" draw:style-name="a877" draw:name="Freeform: Shape 6">
        <svg:title/>
        <svg:desc/>
        <text:p text:style-name="a875" text:class-names="" text:cond-style-name=""><text:span text:style-name="a8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880" draw:name="Title 1" svg:x="0.55118in" svg:y="0.32953in" svg:width="9.92087in" svg:height="0.69724in" presentation:class="title" presentation:placeholder="false">
        <draw:text-box>
          <text:p text:style-name="a879" text:class-names="" text:cond-style-name=""><text:span text:style-name="a878" text:class-names="">Click to edit Master title style</text:span></text:p>
        </draw:text-box>
        <svg:title/>
        <svg:desc/>
      </draw:frame>
      <draw:frame draw:id="id130" presentation:style-name="a883" draw:name="Date Placeholder 2" svg:x="0.55118in" svg:y="7.53189in" svg:width="2.56811in" svg:height="0.57008in" presentation:class="date-time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31" presentation:style-name="a886" draw:name="Footer Placeholder 3" svg:x="3.77008in" svg:y="7.53189in" svg:width="3.49409in" svg:height="0.57008in" presentation:class="footer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32" presentation:style-name="a889" draw:name="Slide Number Placeholder 4" svg:x="7.90394in" svg:y="7.53189in" svg:width="2.56811in" svg:height="0.57008in" presentation:class="page-number" presentation:placeholder="false">
        <draw:text-box>
          <text:p text:style-name="a888" text:class-names="" text:cond-style-name=""><text:span text:style-name="a887" text:class-names=""><text:page-number style:num-format="1" text:fixed="false"/></text:span></text:p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6" presentation:style-name="a890" draw:name="Slide Image Placeholder 1">
          <svg:title/>
          <svg:desc/>
        </draw:page-thumbnail>
        <draw:frame draw:id="id7" presentation:style-name="a893" draw:name="Notes Placeholder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8" presentation:style-name="a896" draw:name="Header Placeholder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9" presentation:style-name="a899" draw:name="Date Placeholder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0" presentation:style-name="a902" draw:name="Footer Placeholder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1" presentation:style-name="a905" draw:name="Slide Number Placeholder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custom-shape svg:x="0in" svg:y="0in" svg:width="11.02008in" svg:height="1.02992in" draw:id="id133" draw:layer="Master2-bg" draw:style-name="a911" draw:name="Freeform: Shape 4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4" draw:layer="Master2-bg" draw:style-name="a915" draw:name="Freeform: Shape 5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18" draw:name="Date Placeholder 1" svg:x="0.55118in" svg:y="7.53189in" svg:width="2.56811in" svg:height="0.57008in" presentation:class="date-tim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36" presentation:style-name="a921" draw:name="Footer Placeholder 2" svg:x="3.77008in" svg:y="7.53189in" svg:width="3.49409in" svg:height="0.57008in" presentation:class="footer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37" presentation:style-name="a924" draw:name="Slide Number Placeholder 3" svg:x="7.90394in" svg:y="7.53189in" svg:width="2.56811in" svg:height="0.57008in" presentation:class="page-number" presentation:placeholder="false">
        <draw:text-box>
          <text:p text:style-name="a923" text:class-names="" text:cond-style-name=""><text:span text:style-name="a922" text:class-names=""><text:page-number style:num-format="1" text:fixed="false"/></text:span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6" presentation:style-name="a925" draw:name="Slide Image Placeholder 1">
          <svg:title/>
          <svg:desc/>
        </draw:page-thumbnail>
        <draw:frame draw:id="id7" presentation:style-name="a928" draw:name="Notes Placeholder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8" presentation:style-name="a931" draw:name="Header Placeholder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9" presentation:style-name="a934" draw:name="Date Placeholder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Footer Placeholder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1" presentation:style-name="a940" draw:name="Slide Number Placeholder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42">
      <draw:custom-shape svg:x="0in" svg:y="0in" svg:width="11.02008in" svg:height="1.02992in" draw:id="id138" draw:layer="Master2-bg" draw:style-name="a946" draw:name="Freeform: Shape 7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9" draw:layer="Master2-bg" draw:style-name="a950" draw:name="Freeform: Shape 8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53" draw:name="Title 1" svg:x="0.75868in" svg:y="0.55035in" svg:width="3.55556in" svg:height="1.93056in" presentation:class="title" presentation:placeholder="false">
        <draw:text-box>
          <text:p text:style-name="a952" text:class-names="" text:cond-style-name=""><text:span text:style-name="a951" text:class-names="">Click to edit Master title style</text:span></text:p>
        </draw:text-box>
        <svg:title/>
        <svg:desc/>
      </draw:frame>
      <draw:frame draw:id="id141" presentation:style-name="a968" draw:name="Content Placeholder 2" svg:x="4.6875in" svg:y="1.19097in" svg:width="5.57986in" svg:height="5.875in" presentation:class="object" presentation:placeholder="false">
        <draw:text-box>
          <text:p text:style-name="a955" text:class-names="" text:cond-style-name=""><text:span text:style-name="a954" text:class-names="">Click to edit Master text styles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cond le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hird le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72" draw:name="Text Placeholder 3" svg:x="0.75868in" svg:y="2.4809in" svg:width="3.55556in" svg:height="4.59375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ck to edit Master text styles</text:span></text:p>
            </text:list-item>
          </text:list>
        </draw:text-box>
        <svg:title/>
        <svg:desc/>
      </draw:frame>
      <draw:frame draw:id="id143" presentation:style-name="a975" draw:name="Date Placeholder 4" svg:x="0.55118in" svg:y="7.53189in" svg:width="2.56811in" svg:height="0.57008in" presentation:class="date-time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44" presentation:style-name="a978" draw:name="Footer Placeholder 5" svg:x="3.77008in" svg:y="7.53189in" svg:width="3.49409in" svg:height="0.57008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45" presentation:style-name="a981" draw:name="Slide Number Placeholder 6" svg:x="7.90394in" svg:y="7.53189in" svg:width="2.56811in" svg:height="0.57008in" presentation:class="page-number" presentation:placeholder="false">
        <draw:text-box>
          <text:p text:style-name="a980" text:class-names="" text:cond-style-name=""><text:span text:style-name="a979" text:class-names=""><text:page-number style:num-format="1" text:fixed="false"/></text:span></text:p>
        </draw:text-box>
        <svg:title/>
        <svg:desc/>
      </draw:frame>
      <presentation:notes style:page-layout-name="pageLayout2" draw:style-name="a998">
        <draw:page-thumbnail svg:x="1.21063in" svg:y="0.88858in" svg:width="5.84567in" svg:height="4.38425in" presentation:class="page" draw:id="id6" presentation:style-name="a982" draw:name="Slide Image Placeholder 1">
          <svg:title/>
          <svg:desc/>
        </draw:page-thumbnail>
        <draw:frame draw:id="id7" presentation:style-name="a985" draw:name="Notes Placeholder 2" svg:x="0.82677in" svg:y="5.55394in" svg:width="6.61378in" svg:height="5.26142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Header Placeholder 3" svg:x="0in" svg:y="0in" svg:width="3.5878in" svg:height="0.5842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Date Placeholder 4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Footer Placeholder 5" svg:x="0in" svg:y="11.10827in" svg:width="3.5878in" svg:height="0.5842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" presentation:style-name="a997" draw:name="Slide Number Placeholder 6" svg:x="4.67953in" svg:y="11.10827in" svg:width="3.5878in" svg:height="0.5842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99">
      <draw:custom-shape svg:x="0in" svg:y="0in" svg:width="11.02008in" svg:height="1.02992in" draw:id="id146" draw:layer="Master2-bg" draw:style-name="a1003" draw:name="Freeform: Shape 7">
        <svg:title/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47" draw:layer="Master2-bg" draw:style-name="a1007" draw:name="Freeform: Shape 8">
        <svg:title/>
        <svg:desc/>
        <text:p text:style-name="a1005" text:class-names="" text:cond-style-name=""><text:span text:style-name="a10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10" draw:name="Title 1" svg:x="0.75868in" svg:y="0.55035in" svg:width="3.55556in" svg:height="1.93056in" presentation:class="title" presentation:placeholder="false">
        <draw:text-box>
          <text:p text:style-name="a1009" text:class-names="" text:cond-style-name=""><text:span text:style-name="a1008" text:class-names="">Click to edit Master title style</text:span></text:p>
        </draw:text-box>
        <svg:title/>
        <svg:desc/>
      </draw:frame>
      <draw:frame draw:id="id149" presentation:style-name="a1013" draw:name="Picture Placeholder 2" svg:x="4.6875in" svg:y="1.19097in" svg:width="5.57986in" svg:height="5.875in" presentation:class="graphic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50" presentation:style-name="a1017" draw:name="Text Placeholder 3" svg:x="0.75868in" svg:y="2.4809in" svg:width="3.55556in" svg:height="4.59375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</draw:text-box>
        <svg:title/>
        <svg:desc/>
      </draw:frame>
      <draw:frame draw:id="id151" presentation:style-name="a1020" draw:name="Date Placeholder 4" svg:x="0.55118in" svg:y="7.53189in" svg:width="2.56811in" svg:height="0.57008in" presentation:class="date-time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152" presentation:style-name="a1023" draw:name="Footer Placeholder 5" svg:x="3.77008in" svg:y="7.53189in" svg:width="3.49409in" svg:height="0.5700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53" presentation:style-name="a1026" draw:name="Slide Number Placeholder 6" svg:x="7.90394in" svg:y="7.53189in" svg:width="2.56811in" svg:height="0.5700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6" presentation:style-name="a1027" draw:name="Slide Image Placeholder 1">
          <svg:title/>
          <svg:desc/>
        </draw:page-thumbnail>
        <draw:frame draw:id="id7" presentation:style-name="a1030" draw:name="Notes Placeholder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8" presentation:style-name="a1033" draw:name="Header Placeholder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9" presentation:style-name="a1036" draw:name="Date Placeholder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0" presentation:style-name="a1039" draw:name="Footer Placeholder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1" presentation:style-name="a1042" draw:name="Slide Number Placeholder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44">
      <draw:custom-shape svg:x="0in" svg:y="0in" svg:width="11.02008in" svg:height="1.02992in" draw:id="id154" draw:layer="Master2-bg" draw:style-name="a1048" draw:name="Freeform: Shape 6">
        <svg:title/>
        <svg:desc/>
        <text:p text:style-name="a1046" text:class-names="" text:cond-style-name=""><text:span text:style-name="a10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55" draw:layer="Master2-bg" draw:style-name="a1052" draw:name="Freeform: Shape 7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55" draw:name="Title 1" svg:x="0.55118in" svg:y="0.32953in" svg:width="9.92087in" svg:height="0.69724in" presentation:class="title" presentation:placeholder="false">
        <draw:text-box>
          <text:p text:style-name="a1054" text:class-names="" text:cond-style-name=""><text:span text:style-name="a1053" text:class-names="">Click to edit Master title style</text:span></text:p>
        </draw:text-box>
        <svg:title/>
        <svg:desc/>
      </draw:frame>
      <draw:frame draw:id="id157" presentation:style-name="a1071" draw:name="Vertical Text Placeholder 2" svg:x="0.55118in" svg:y="1.93465in" svg:width="9.92087in" svg:height="4.79488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Click to edit Master text styles</text:span></text:p>
            </text:list-item>
          </text:list>
          <text:list text:style-name="a1061">
            <text:list-item>
              <text:list text:style-name="a1061">
                <text:list-item>
                  <text:p text:style-name="a1060" text:class-names="" text:cond-style-name=""><text:span text:style-name="a1059" text:class-names="">Second level</text:span></text:p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p text:style-name="a1063" text:class-names="" text:cond-style-name=""><text:span text:style-name="a10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p text:style-name="a1066" text:class-names="" text:cond-style-name=""><text:span text:style-name="a10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74" draw:name="Date Placeholder 3" svg:x="0.55118in" svg:y="7.53189in" svg:width="2.56811in" svg:height="0.570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9" presentation:style-name="a1077" draw:name="Footer Placeholder 4" svg:x="3.77008in" svg:y="7.53189in" svg:width="3.49409in" svg:height="0.570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60" presentation:style-name="a1080" draw:name="Slide Number Placeholder 5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98">
      <draw:custom-shape svg:x="0in" svg:y="0in" svg:width="11.02008in" svg:height="1.02992in" draw:id="id161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62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09" draw:name="Vertical Title 1" svg:x="7.99306in" svg:y="0.32986in" svg:width="2.47917in" svg:height="6.39931in" presentation:class="title" presentation:placeholder="false">
        <draw:text-box>
          <text:p text:style-name="a1108" text:class-names="" text:cond-style-name=""><text:span text:style-name="a1107" text:class-names="">Click to edit Master title style</text:span></text:p>
        </draw:text-box>
        <svg:title/>
        <svg:desc/>
      </draw:frame>
      <draw:frame draw:id="id164" presentation:style-name="a1125" draw:name="Vertical Text Placeholder 2" svg:x="0.55035in" svg:y="0.32986in" svg:width="7.27604in" svg:height="6.39931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Click to edit Master text styles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Second level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list text:style-name="a1124">
                            <text:list-item>
                              <text:p text:style-name="a1123" text:class-names="" text:cond-style-name=""><text:span text:style-name="a11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28" draw:name="Date Placeholder 3" svg:x="0.55118in" svg:y="7.53189in" svg:width="2.56811in" svg:height="0.57008in" presentation:class="date-time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66" presentation:style-name="a1131" draw:name="Footer Placeholder 4" svg:x="3.77008in" svg:y="7.53189in" svg:width="3.49409in" svg:height="0.57008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67" presentation:style-name="a1134" draw:name="Slide Number Placeholder 5" svg:x="7.90394in" svg:y="7.53189in" svg:width="2.56811in" svg:height="0.57008in" presentation:class="page-number" presentation:placeholder="false">
        <draw:text-box>
          <text:p text:style-name="a1133" text:class-names="" text:cond-style-name=""><text:span text:style-name="a1132" text:class-names=""><text:page-number style:num-format="1" text:fixed="false"/></text:span></text:p>
        </draw:text-box>
        <svg:title/>
        <svg:desc/>
      </draw:frame>
      <presentation:notes style:page-layout-name="pageLayout2" draw:style-name="a1151">
        <draw:page-thumbnail svg:x="1.21063in" svg:y="0.88858in" svg:width="5.84567in" svg:height="4.38425in" presentation:class="page" draw:id="id6" presentation:style-name="a1135" draw:name="Slide Image Placeholder 1">
          <svg:title/>
          <svg:desc/>
        </draw:page-thumbnail>
        <draw:frame draw:id="id7" presentation:style-name="a1138" draw:name="Notes Placeholder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8" presentation:style-name="a1141" draw:name="Header Placeholder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9" presentation:style-name="a1144" draw:name="Date Placeholder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0" presentation:style-name="a1147" draw:name="Footer Placeholder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1" presentation:style-name="a1150" draw:name="Slide Number Placeholder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2">
      <draw:frame draw:id="id168" presentation:style-name="a1155" draw:name="Header Placeholder 1" svg:x="0in" svg:y="0in" svg:width="3.5878in" svg:height="0.58425in" presentation:class="head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69" presentation:style-name="a1158" draw:name="Date Placeholder 2" svg:x="4.67953in" svg:y="0in" svg:width="3.5878in" svg:height="0.58425in" presentation:class="date-time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0" presentation:style-name="a1161" draw:name="Footer Placeholder 3" svg:x="0in" svg:y="11.10827in" svg:width="3.5878in" svg:height="0.58425in" presentation:class="footer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171" presentation:style-name="a1164" draw:name="Slide Number Placeholder 4" svg:x="4.67953in" svg:y="11.10827in" svg:width="3.5878in" svg:height="0.58425in" presentation:class="page-number" presentation:placeholder="false">
        <draw:text-box>
          <text:p text:style-name="a1163" text:class-names="" text:cond-style-name=""><text:span text:style-name="a11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5-25T14:43:44Z</dc:date>
    <meta:editing-cycles>73</meta:editing-cycles>
    <meta:editing-duration>PT487200S</meta:editing-duration>
    <meta:document-statistic meta:paragraph-count="66" meta:word-count="792"/>
  </office:meta>
</office:document-meta>
</file>